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28in"/>
    </style:style>
    <style:style style:name="co2" style:family="table-column">
      <style:table-column-properties fo:break-before="auto" style:column-width="2.4016in"/>
    </style:style>
    <style:style style:name="co3" style:family="table-column">
      <style:table-column-properties fo:break-before="auto" style:column-width="1.9134in"/>
    </style:style>
    <style:style style:name="co4" style:family="table-column">
      <style:table-column-properties fo:break-before="auto" style:column-width="0.7465in"/>
    </style:style>
    <style:style style:name="co5" style:family="table-column">
      <style:table-column-properties fo:break-before="auto" style:column-width="0.939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oftSta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E:/Poweramp/SoftStart/SoftStart.s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string" calcext:value-type="string">
            <text:p>1/3/2021 2:54:01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4.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Capacitors_THT:C_Rect_L11.5mm_W4.5mm_P10.00mm_MK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42770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Capacitors_THT:C_Rect_L24.0mm_W10.1mm_P22.50mm_MK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90065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0 uF</text:p>
          </table:table-cell>
          <table:table-cell office:value-type="string" calcext:value-type="string">
            <text:p>Capacitors_THT:CP_Radial_D10.0mm_P5.00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38226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Diodes_THT:D_DO-41_SOD81_P7.62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06903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Diodes_THT:D_DO-41_SOD81_P7.62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06903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Diodes_THT:D_DO-41_SOD81_P7.62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06903</text:p>
          </table:table-cell>
          <table:table-cell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Diodes_THT:D_DO-41_SOD81_P7.62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06903</text:p>
          </table:table-cell>
          <table:table-cell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N4749</text:p>
          </table:table-cell>
          <table:table-cell office:value-type="string" calcext:value-type="string">
            <text:p>Diodes_THT:D_DO-41_SOD81_P7.62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552</text:p>
          </table:table-cell>
          <table:table-cell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D3.0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99771</text:p>
          </table:table-cell>
          <table:table-cell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1N4742</text:p>
          </table:table-cell>
          <table:table-cell office:value-type="string" calcext:value-type="string">
            <text:p>Diodes_THT:D_DO-41_SOD81_P7.62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6751</text:p>
          </table:table-cell>
          <table:table-cell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1N4742</text:p>
          </table:table-cell>
          <table:table-cell office:value-type="string" calcext:value-type="string">
            <text:p>Diodes_THT:D_DO-41_SOD81_P7.62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6751</text:p>
          </table:table-cell>
          <table:table-cell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s_Terminal_Blocks:TerminalBlock_bornier-2_P5.08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461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s_THT:R_Axial_Power_L20.0mm_W6.4mm_P22.40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34296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8595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esistors_THT:R_Axial_Power_L20.0mm_W6.4mm_P22.40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34292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esistors_THT:R_Axial_Power_L20.0mm_W6.4mm_P22.40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34292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esistors_THT:R_Axial_Power_L20.0mm_W6.4mm_P22.40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34292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esistors_THT:R_Axial_Power_L20.0mm_W6.4mm_P22.40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34292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8596</text:p>
          </table:table-cell>
          <table:table-cell/>
        </table:table-row>
        <table:table-row table:style-name="ro1">
          <table:table-cell office:value-type="string" calcext:value-type="string">
            <text:p>RLY1</text:p>
          </table:table-cell>
          <table:table-cell office:value-type="string" calcext:value-type="string">
            <text:p>SPDTRelay</text:p>
          </table:table-cell>
          <table:table-cell office:value-type="string" calcext:value-type="string">
            <text:p>SoftStart:SMIHRelay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31361</text:p>
          </table:table-cell>
          <table:table-cell/>
        </table:table-row>
        <table:table-row table:style-name="ro1">
          <table:table-cell office:value-type="string" calcext:value-type="string">
            <text:p>RLY2</text:p>
          </table:table-cell>
          <table:table-cell office:value-type="string" calcext:value-type="string">
            <text:p>SPDTRelay</text:p>
          </table:table-cell>
          <table:table-cell office:value-type="string" calcext:value-type="string">
            <text:p>SoftStart:SMIHRelay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553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1-03T16:05:07.131000000</dc:date>
    <meta:editing-duration>PT8M42S</meta:editing-duration>
    <meta:editing-cycles>1</meta:editing-cycles>
    <meta:document-statistic meta:table-count="1" meta:cell-count="119" meta:object-count="0"/>
    <meta:generator>LibreOffice/6.4.2.2$Windows_X86_64 LibreOffice_project/4e471d8c02c9c90f512f7f9ead8875b57fcb1ec3</meta:generator>
  </office:meta>
</office:document-meta>
</file>